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0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row table:style-name="ro2">
          <table:table-cell office:value-type="string">
            <text:p>Issue</text:p>
          </table:table-cell>
          <table:table-cell office:value-type="string">
            <text:p>Status</text:p>
          </table:table-cell>
          <table:table-cell office:value-type="string">
            <text:p>Commit</text:p>
          </table:table-cell>
          <table:table-cell office:value-type="string">
            <text:p>Branch</text:p>
          </table:table-cell>
          <table:table-cell office:value-type="string">
            <text:p>Descriptio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Open</text:p>
          </table:table-cell>
          <table:table-cell office:value-type="string">
            <text:p>in_vitro files fixed</text:p>
          </table:table-cell>
          <table:table-cell office:value-type="string">
            <text:p>bug/neuron_activity</text:p>
          </table:table-cell>
          <table:table-cell office:value-type="string">
            <text:p><text:s/>in_vitro scripts do not wor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Open</text:p>
          </table:table-cell>
          <table:table-cell/>
          <table:table-cell office:value-type="string">
            <text:p>bug/neuron_activity</text:p>
          </table:table-cell>
          <table:table-cell office:value-type="string">
            <text:p><text:s/>neuron activity scripts do not work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Open</text:p>
          </table:table-cell>
          <table:table-cell table:number-columns-repeated="2"/>
          <table:table-cell office:value-type="string">
            <text:p>reorganize params, refactor creation of dictionary</text:p>
          </table:table-cell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el Lindahl</meta:initial-creator>
    <meta:creation-date>2013-12-09T16:31:45</meta:creation-date>
    <meta:generator>LibreOffice/3.5$Linux_X86_64 LibreOffice_project/350m1$Build-2</meta:generator>
    <dc:date>2014-01-16T14:44:23</dc:date>
    <dc:creator>Mikael Lindahl</dc:creator>
    <meta:editing-duration>PT2M7S</meta:editing-duration>
    <meta:editing-cycles>6</meta:editing-cycles>
    <meta:document-statistic meta:table-count="3" meta:cell-count="17" meta:object-count="0"/>
  </office:meta>
</office:document-meta>
</file>